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tyle="normal" fo:font-weight="normal" officeooo:rsid="0022a3a1" officeooo:paragraph-rsid="0022a3a1" style:font-style-asian="normal" style:font-weight-asian="normal" style:font-style-complex="normal" style:font-weight-complex="normal"/>
    </style:style>
    <style:style style:name="P2" style:family="paragraph" style:parent-style-name="Preformatted_20_Text">
      <style:text-properties fo:font-style="normal" fo:font-weight="normal" officeooo:rsid="0023bc74" officeooo:paragraph-rsid="0023bc74" style:font-style-asian="normal" style:font-weight-asian="normal" style:font-style-complex="normal" style:font-weight-complex="normal"/>
    </style:style>
    <style:style style:name="P3" style:family="paragraph" style:parent-style-name="Preformatted_20_Text">
      <style:text-properties fo:font-style="normal" fo:font-weight="normal" officeooo:rsid="0024806e" officeooo:paragraph-rsid="0024806e" style:font-style-asian="normal" style:font-weight-asian="normal" style:font-style-complex="normal" style:font-weight-complex="normal"/>
    </style:style>
    <style:style style:name="P4" style:family="paragraph" style:parent-style-name="Preformatted_20_Text">
      <style:text-properties fo:font-style="normal" fo:font-weight="normal" officeooo:rsid="0024bd7e" officeooo:paragraph-rsid="0024bd7e" style:font-style-asian="normal" style:font-weight-asian="normal" style:font-style-complex="normal" style:font-weight-complex="normal"/>
    </style:style>
    <style:style style:name="P5" style:family="paragraph" style:parent-style-name="Preformatted_20_Text">
      <style:text-properties fo:font-style="normal" fo:font-weight="normal" officeooo:rsid="00259ed1" officeooo:paragraph-rsid="00259ed1" style:font-style-asian="normal" style:font-weight-asian="normal" style:font-style-complex="normal" style:font-weight-complex="normal"/>
    </style:style>
    <style:style style:name="P6" style:family="paragraph" style:parent-style-name="Preformatted_20_Text">
      <style:text-properties fo:font-style="normal" fo:font-weight="normal" officeooo:rsid="00269000" officeooo:paragraph-rsid="00269000" style:font-style-asian="normal" style:font-weight-asian="normal" style:font-style-complex="normal" style:font-weight-complex="normal"/>
    </style:style>
    <style:style style:name="P7" style:family="paragraph" style:parent-style-name="Preformatted_20_Text">
      <style:text-properties fo:font-style="normal" fo:font-weight="normal" officeooo:rsid="002bca55" officeooo:paragraph-rsid="002bca55" style:font-style-asian="normal" style:font-weight-asian="normal" style:font-style-complex="normal" style:font-weight-complex="normal"/>
    </style:style>
    <style:style style:name="P8" style:family="paragraph" style:parent-style-name="Preformatted_20_Text">
      <style:text-properties fo:font-style="normal" fo:font-weight="normal" officeooo:rsid="002e8e10" officeooo:paragraph-rsid="002e8e10" style:font-style-asian="normal" style:font-weight-asian="normal" style:font-style-complex="normal" style:font-weight-complex="normal"/>
    </style:style>
    <style:style style:name="P9" style:family="paragraph" style:parent-style-name="Preformatted_20_Text">
      <style:text-properties fo:font-style="normal" fo:font-weight="normal" officeooo:rsid="00303ef4" officeooo:paragraph-rsid="00303ef4" style:font-style-asian="normal" style:font-weight-asian="normal" style:font-style-complex="normal" style:font-weight-complex="normal"/>
    </style:style>
    <style:style style:name="P10" style:family="paragraph" style:parent-style-name="Preformatted_20_Text">
      <style:text-properties fo:font-style="normal" fo:font-weight="normal" officeooo:rsid="0031ed48" officeooo:paragraph-rsid="0031ed48" style:font-style-asian="normal" style:font-weight-asian="normal" style:font-style-complex="normal" style:font-weight-complex="normal"/>
    </style:style>
    <style:style style:name="P11" style:family="paragraph" style:parent-style-name="Preformatted_20_Text">
      <style:text-properties fo:font-style="italic" fo:font-weight="bold" officeooo:rsid="003431d6" officeooo:paragraph-rsid="003431d6" style:font-style-asian="italic" style:font-weight-asian="bold" style:font-style-complex="italic" style:font-weight-complex="bold"/>
    </style:style>
    <style:style style:name="P12" style:family="paragraph" style:parent-style-name="Preformatted_20_Text">
      <style:text-properties fo:font-style="italic" fo:font-weight="normal" officeooo:rsid="002a864a" officeooo:paragraph-rsid="002a864a" style:font-style-asian="italic" style:font-weight-asian="normal" style:font-style-complex="italic" style:font-weight-complex="normal"/>
    </style:style>
    <style:style style:name="P13" style:family="paragraph" style:parent-style-name="Preformatted_20_Text">
      <style:paragraph-properties fo:margin-top="0in" fo:margin-bottom="0.1965in" style:contextual-spacing="false"/>
    </style:style>
    <style:style style:name="P14" style:family="paragraph" style:parent-style-name="Standard">
      <style:text-properties officeooo:rsid="001b6c18" officeooo:paragraph-rsid="001b6c18"/>
    </style:style>
    <style:style style:name="P15" style:family="paragraph" style:parent-style-name="Standard">
      <style:text-properties fo:font-weight="normal" officeooo:rsid="001b6c18" officeooo:paragraph-rsid="001b6c18" style:font-weight-asian="normal" style:font-weight-complex="normal"/>
    </style:style>
    <style:style style:name="P16" style:family="paragraph" style:parent-style-name="Standard">
      <style:text-properties fo:font-style="italic" fo:font-weight="normal" officeooo:rsid="001b6c18" officeooo:paragraph-rsid="001b6c18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fo:font-weight="normal" officeooo:rsid="0031ed48" officeooo:paragraph-rsid="0031ed48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fo:font-weight="normal" officeooo:rsid="0031ed48" officeooo:paragraph-rsid="003bf3e2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fo:font-weight="normal" officeooo:rsid="0032b456" officeooo:paragraph-rsid="0032b456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fo:font-weight="normal" officeooo:rsid="0037bdae" officeooo:paragraph-rsid="0037bdae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fo:font-weight="normal" officeooo:rsid="003ea226" officeooo:paragraph-rsid="003ea226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3431d6" officeooo:paragraph-rsid="003431d6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2a864a" officeooo:paragraph-rsid="002a864a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fo:font-weight="normal" officeooo:rsid="004cace7" officeooo:paragraph-rsid="004cace7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normal" fo:font-weight="normal" officeooo:rsid="001b6c18" officeooo:paragraph-rsid="001b6c18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1c7855" officeooo:paragraph-rsid="001c7855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15691" officeooo:paragraph-rsid="00215691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1ce3b" officeooo:paragraph-rsid="0021ce3b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2a3a1" officeooo:paragraph-rsid="0022a3a1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4bd7e" officeooo:paragraph-rsid="0024bd7e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59ed1" officeooo:paragraph-rsid="00259ed1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269000" officeooo:paragraph-rsid="00269000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2a864a" officeooo:paragraph-rsid="002a864a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2e1475" officeooo:paragraph-rsid="002e1475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2e8e10" officeooo:paragraph-rsid="002e8e10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03ef4" officeooo:paragraph-rsid="00303ef4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31ed48" officeooo:paragraph-rsid="0031ed48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32b456" officeooo:paragraph-rsid="0032b456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34221f" officeooo:paragraph-rsid="0034221f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37bdae" officeooo:paragraph-rsid="0037bdae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3a64c2" officeooo:paragraph-rsid="003a64c2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3c70b0" officeooo:paragraph-rsid="003c70b0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3ea226" officeooo:paragraph-rsid="003ea226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3f977c" officeooo:paragraph-rsid="003f977c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3fbb16" officeooo:paragraph-rsid="003fbb16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3431d6" officeooo:paragraph-rsid="003431d6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4419aa" officeooo:paragraph-rsid="004419aa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413e91" officeooo:paragraph-rsid="00413e91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467afc" officeooo:paragraph-rsid="00467afc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46fe2f" officeooo:paragraph-rsid="0046fe2f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4c667f" officeooo:paragraph-rsid="004c667f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bold" officeooo:rsid="00215691" officeooo:paragraph-rsid="00215691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style="normal" fo:font-weight="bold" officeooo:rsid="0021ce3b" officeooo:paragraph-rsid="0021ce3b" style:font-style-asian="normal" style:font-weight-asian="bold" style:font-style-complex="normal" style:font-weight-complex="bold"/>
    </style:style>
    <style:style style:name="P54" style:family="paragraph" style:parent-style-name="Standard">
      <style:text-properties fo:font-style="normal" fo:font-weight="bold" officeooo:rsid="0022a3a1" officeooo:paragraph-rsid="0022a3a1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normal" fo:font-weight="bold" officeooo:rsid="0023bc74" officeooo:paragraph-rsid="0023bc74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font-style="normal" fo:font-weight="bold" officeooo:rsid="0024806e" officeooo:paragraph-rsid="0024806e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style="normal" fo:font-weight="bold" officeooo:rsid="0024bd7e" officeooo:paragraph-rsid="0024bd7e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font-style="normal" fo:font-weight="bold" officeooo:rsid="00259ed1" officeooo:paragraph-rsid="00259ed1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style="normal" fo:font-weight="bold" officeooo:rsid="00269000" officeooo:paragraph-rsid="00269000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font-style="normal" fo:font-weight="bold" officeooo:rsid="002a864a" officeooo:paragraph-rsid="002a864a" style:font-style-asian="normal" style:font-weight-asian="bold" style:font-style-complex="normal" style:font-weight-complex="bold"/>
    </style:style>
    <style:style style:name="P61" style:family="paragraph" style:parent-style-name="Standard">
      <style:text-properties fo:font-style="normal" fo:font-weight="bold" officeooo:rsid="002bca55" officeooo:paragraph-rsid="002bca55" style:font-style-asian="normal" style:font-weight-asian="bold" style:font-style-complex="normal" style:font-weight-complex="bold"/>
    </style:style>
    <style:style style:name="P62" style:family="paragraph" style:parent-style-name="Standard">
      <style:text-properties fo:font-style="normal" fo:font-weight="bold" officeooo:rsid="002e1475" officeooo:paragraph-rsid="002e1475" style:font-style-asian="normal" style:font-weight-asian="bold" style:font-style-complex="normal" style:font-weight-complex="bold"/>
    </style:style>
    <style:style style:name="P63" style:family="paragraph" style:parent-style-name="Standard">
      <style:text-properties fo:font-style="normal" fo:font-weight="bold" officeooo:rsid="002e8e10" officeooo:paragraph-rsid="002e8e10" style:font-style-asian="normal" style:font-weight-asian="bold" style:font-style-complex="normal" style:font-weight-complex="bold"/>
    </style:style>
    <style:style style:name="P64" style:family="paragraph" style:parent-style-name="Standard">
      <style:text-properties fo:font-style="normal" fo:font-weight="bold" officeooo:rsid="00303ef4" officeooo:paragraph-rsid="00303ef4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font-style="normal" fo:font-weight="bold" officeooo:rsid="003431d6" officeooo:paragraph-rsid="003431d6" style:font-style-asian="normal" style:font-weight-asian="bold" style:font-style-complex="normal" style:font-weight-complex="bold"/>
    </style:style>
    <style:style style:name="P66" style:family="paragraph" style:parent-style-name="Standard">
      <style:text-properties fo:font-style="normal" fo:font-weight="bold" officeooo:rsid="003d0269" officeooo:paragraph-rsid="003d0269" style:font-style-asian="normal" style:font-weight-asian="bold" style:font-style-complex="normal" style:font-weight-complex="bold"/>
    </style:style>
    <style:style style:name="P67" style:family="paragraph" style:parent-style-name="Heading_20_1">
      <style:paragraph-properties fo:text-align="center" style:justify-single-word="false"/>
    </style:style>
    <style:style style:name="P68" style:family="paragraph" style:parent-style-name="Heading_20_2">
      <style:text-properties officeooo:rsid="004ee88a" officeooo:paragraph-rsid="004ee88a"/>
    </style:style>
    <style:style style:name="P69" style:family="paragraph" style:parent-style-name="Standard">
      <style:text-properties fo:font-style="normal" fo:font-weight="normal" officeooo:rsid="004c667f" officeooo:paragraph-rsid="004c667f" style:font-style-asian="normal" style:font-weight-asian="normal" style:font-style-complex="normal" style:font-weight-complex="normal"/>
    </style:style>
    <style:style style:name="P70" style:family="paragraph" style:parent-style-name="Text_20_body">
      <style:text-properties officeooo:rsid="004ee88a" officeooo:paragraph-rsid="004ee88a"/>
    </style:style>
    <style:style style:name="P71" style:family="paragraph" style:parent-style-name="Text_20_body">
      <style:text-properties fo:font-style="italic" officeooo:rsid="004ee88a" officeooo:paragraph-rsid="004ee88a" style:font-style-asian="italic" style:font-style-complex="italic"/>
    </style:style>
    <style:style style:name="P72" style:family="paragraph" style:parent-style-name="Text_20_body">
      <style:text-properties fo:font-style="italic" fo:font-weight="normal" officeooo:rsid="0051e871" officeooo:paragraph-rsid="0051e871" style:font-style-asian="italic" style:font-weight-asian="normal" style:font-style-complex="italic" style:font-weight-complex="normal"/>
    </style:style>
    <style:style style:name="P73" style:family="paragraph" style:parent-style-name="Text_20_body">
      <style:text-properties fo:font-style="normal" officeooo:rsid="004fb3c0" officeooo:paragraph-rsid="004fb3c0" style:font-style-asian="normal" style:font-style-complex="normal"/>
    </style:style>
    <style:style style:name="P74" style:family="paragraph" style:parent-style-name="Text_20_body">
      <style:text-properties fo:font-style="normal" fo:font-weight="bold" officeooo:rsid="0051e871" officeooo:paragraph-rsid="0051e871" style:font-style-asian="normal" style:font-weight-asian="bold" style:font-style-complex="normal" style:font-weight-complex="bold"/>
    </style:style>
    <style:style style:name="P75" style:family="paragraph" style:parent-style-name="Text_20_body">
      <style:text-properties fo:font-style="normal" fo:font-weight="normal" officeooo:rsid="0051e871" officeooo:paragraph-rsid="0051e871" style:font-style-asian="normal" style:font-weight-asian="normal" style:font-style-complex="normal" style:font-weight-complex="normal"/>
    </style:style>
    <style:style style:name="P76" style:family="paragraph" style:parent-style-name="Text_20_body">
      <style:text-properties fo:font-style="normal" fo:font-weight="normal" officeooo:rsid="00533cc1" officeooo:paragraph-rsid="00533cc1" style:font-style-asian="normal" style:font-weight-asian="normal" style:font-style-complex="normal" style:font-weight-complex="normal"/>
    </style:style>
    <style:style style:name="P77" style:family="paragraph" style:parent-style-name="Text_20_body">
      <style:text-properties fo:font-style="normal" fo:font-weight="normal" officeooo:rsid="00555d58" officeooo:paragraph-rsid="00555d58" style:font-style-asian="normal" style:font-weight-asian="normal" style:font-style-complex="normal" style:font-weight-complex="normal"/>
    </style:style>
    <style:style style:name="T1" style:family="text">
      <style:text-properties officeooo:rsid="001e17e3"/>
    </style:style>
    <style:style style:name="T2" style:family="text">
      <style:text-properties officeooo:rsid="001f9e64"/>
    </style:style>
    <style:style style:name="T3" style:family="text">
      <style:text-properties officeooo:rsid="002361ff"/>
    </style:style>
    <style:style style:name="T4" style:family="text">
      <style:text-properties officeooo:rsid="0028c39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fb3c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fb3c0" style:font-weight-asian="normal" style:font-weight-complex="normal"/>
    </style:style>
    <style:style style:name="T9" style:family="text">
      <style:text-properties fo:font-weight="normal" officeooo:rsid="005150b9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3fb892"/>
    </style:style>
    <style:style style:name="T13" style:family="text">
      <style:text-properties officeooo:rsid="00475c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7" text:outline-level="1">Setting up Kubernetes on Rocky9:</text:h>
      <text:p text:style-name="P14"/>
      <text:h text:style-name="Heading_20_2" text:outline-level="2"><text:span text:style-name="T2">Our Lab </text:span>Setup:</text:h>
      <text:p text:style-name="P14">Host Rocky9 – 3950x 64gb (workstation edition, full gnome desktop)</text:p>
      <text:p text:style-name="P14"><text:tab/>→ this host will not be involved in the kubernetes cluster, it serves as a hypervisor </text:p>
      <text:p text:style-name="P14">VM1 Rocky9 (with xfce, for me)</text:p>
      <text:p text:style-name="P14">VM2 Rocky9 (with xfce, for me)</text:p>
      <text:p text:style-name="P14"/>
      <text:p text:style-name="P15">All VM’s have been assigned static IP’s by modifying the default network’s XML file:</text:p>
      <text:p text:style-name="P16"/>
      <text:p text:style-name="P16"><text:s text:c="4"/>&lt;dhcp&gt;</text:p>
      <text:p text:style-name="P16"><text:s text:c="6"/>&lt;range start="192.168.122.2" end="192.168.122.254"/&gt; </text:p>
      <text:p text:style-name="P16"><text:s text:c="6"/>&lt;host mac="52:54:00:f6:3c:61" name="rocky9-server1" ip="192.168.122.94"/&gt;</text:p>
      <text:p text:style-name="P16"><text:s text:c="6"/>&lt;host mac="52:54:00:bc:b5:5a" name="rocky9-server2" ip="192.168.122.233"/&gt;</text:p>
      <text:p text:style-name="P16"><text:s text:c="4"/>&lt;/dhcp&gt;</text:p>
      <text:p text:style-name="P25"/>
      <text:p text:style-name="P26">Reboot your host after <text:span text:style-name="T1">applying </text:span>this.</text:p>
      <text:p text:style-name="P26"/>
      <text:p text:style-name="P26"/>
      <text:p text:style-name="P52">Tutorial Link:</text:p>
      <text:p text:style-name="P27"><text:a xlink:type="simple" xlink:href="https://kubernetes.io/docs/tasks/tools/install-kubectl-linux/" text:style-name="Internet_20_link" text:visited-style-name="Visited_20_Internet_20_Link">https://kubernetes.io/docs/tasks/tools/install-kubectl-linux/</text:a></text:p>
      <text:p text:style-name="P27"/>
      <text:p text:style-name="P53">Update all servers that will be involved in the cluster:</text:p>
      <text:p text:style-name="P28">sudo dnf update -y </text:p>
      <text:p text:style-name="P28"/>
      <text:p text:style-name="P28"/>
      <text:p text:style-name="P54">Config<text:span text:style-name="T3">ure</text:span> SELinux and set it to permissive mode:</text:p>
      <text:p text:style-name="P1"><text:span text:style-name="Source_20_Text"/></text:p>
      <text:p text:style-name="P1"><text:span text:style-name="Source_20_Text">setenforce 0</text:span></text:p>
      <text:p text:style-name="P1"><text:span text:style-name="Source_20_Text">sed -i 's/^SELINUX=enforcing$/SELINUX=permissive/' /etc/selinux/config</text:span></text:p>
      <text:p text:style-name="P29"/>
      <text:p text:style-name="P55">Configure Kernel Modules essential to kubernetes:</text:p>
      <text:p text:style-name="P2"><text:span text:style-name="Source_20_Text">modprobe overlay</text:span></text:p>
      <text:p text:style-name="P13"><text:span text:style-name="Source_20_Text">modprobe br_netfilter</text:span></text:p>
      <text:p text:style-name="P56">Set it up so that these kernel modules load at system boot:</text:p>
      <text:p text:style-name="P3"><text:span text:style-name="Source_20_Text">cat &gt; /etc/modules-load.d/k8s.conf &lt;&lt; EOF</text:span></text:p>
      <text:p text:style-name="Preformatted_20_Text"><text:span text:style-name="Source_20_Text">overlay</text:span></text:p>
      <text:p text:style-name="Preformatted_20_Text"><text:span text:style-name="Source_20_Text">br_netfilter</text:span></text:p>
      <text:p text:style-name="P13"><text:span text:style-name="Source_20_Text">EOF</text:span></text:p>
      <text:p text:style-name="P57">Set up sysctl with settings that kubernetes needs related to networking. This will enable IP forwarding and bridged network traffic through iptables:</text:p>
      <text:p text:style-name="P57"/>
      <text:p text:style-name="P4"><text:span text:style-name="Source_20_Text">cat &gt; /etc/sysctl.d/k8s.conf &lt;&lt; EOF</text:span></text:p>
      <text:p text:style-name="Preformatted_20_Text"><text:span text:style-name="Source_20_Text">net.ipv4.ip_forward = 1</text:span></text:p>
      <text:p text:style-name="Preformatted_20_Text"><text:span text:style-name="Source_20_Text">net.bridge.bridge-nf-call-ip6tables = 1</text:span></text:p>
      <text:p text:style-name="Preformatted_20_Text"><text:span text:style-name="Source_20_Text">net.bridge.bridge-nf-call-iptables = 1</text:span></text:p>
      <text:p text:style-name="Preformatted_20_Text"><text:soft-page-break/><text:span text:style-name="Source_20_Text">EOF</text:span></text:p>
      <text:p text:style-name="P13"><text:span text:style-name="Source_20_Text">sysctl --system</text:span></text:p>
      <text:p text:style-name="P30"/>
      <text:p text:style-name="P58">Disable Swap:</text:p>
      <text:p text:style-name="P31">(I configured these servers with zero swap, but..)</text:p>
      <text:p text:style-name="P31"/>
      <text:p text:style-name="P5"><text:span text:style-name="Source_20_Text">swapoff -a</text:span></text:p>
      <text:p text:style-name="P5"><text:span text:style-name="Source_20_Text">sed -e '/swap/s/^/#/g' -i /etc/fstab</text:span></text:p>
      <text:p text:style-name="P31"/>
      <text:p text:style-name="P58">Install CRI (Containerd)</text:p>
      <text:p text:style-name="P31">This is the industry standard container runtime that provides the functionality for managing containers. </text:p>
      <text:p text:style-name="P31"/>
      <text:p text:style-name="P5"><text:span text:style-name="Source_20_Text">dnf config-manager --add-repo https://download.docker.com/linux/centos/docker-ce.repo</text:span></text:p>
      <text:p text:style-name="P5"><text:span text:style-name="Source_20_Text">dnf makecache</text:span></text:p>
      <text:p text:style-name="P5"><text:span text:style-name="Source_20_Text">dnf install -y containerd.io</text:span></text:p>
      <text:p text:style-name="P31"/>
      <text:p text:style-name="P59">Configure Containerd <text:span text:style-name="T4">and enable + restart it:</text:span></text:p>
      <text:p text:style-name="P6"><text:span text:style-name="Source_20_Text">sudo mkdir /etc/containerd</text:span></text:p>
      <text:p text:style-name="P6"><text:span text:style-name="Source_20_Text">sudo sh -c "containerd config default &gt; /etc/containerd/config.toml"</text:span></text:p>
      <text:p text:style-name="P6"><text:span text:style-name="Source_20_Text">sudo sed -i 's/ <text:s text:c="11"/>SystemdCgroup = false/ <text:s text:c="11"/>SystemdCgroup = true/' /etc/containerd/config.toml</text:span></text:p>
      <text:p text:style-name="P32"/>
      <text:p text:style-name="P6"><text:span text:style-name="Source_20_Text">systemctl enable --now containerd.service</text:span></text:p>
      <text:p text:style-name="P6"><text:span text:style-name="Source_20_Text">sudo systemctl restart containerd.service</text:span></text:p>
      <text:p text:style-name="P32"/>
      <text:p text:style-name="P60">Configure Firewall Rules:</text:p>
      <text:p text:style-name="P33">There are specific ports used by kubernetes components that we need to allow through the firewalld:</text:p>
      <text:p text:style-name="P33"/>
      <text:p text:style-name="P12"><text:span text:style-name="Source_20_Text">firewall-cmd --permanent --add-port={6443,2379,2380,10250,10251,10252,5473}/tcp</text:span></text:p>
      <text:p text:style-name="P12"><text:span text:style-name="Source_20_Text"/></text:p>
      <text:p text:style-name="P12"><text:span text:style-name="Source_20_Text">sudo firewall-cmd --permanent --add-port=30000-32767/tcp # NodePort range</text:span></text:p>
      <text:p text:style-name="P12"><text:span text:style-name="Source_20_Text"/></text:p>
      <text:p text:style-name="P12"><text:span text:style-name="Source_20_Text">firewall-cmd --reload</text:span></text:p>
      <text:p text:style-name="P12"><text:span text:style-name="Source_20_Text"/></text:p>
      <text:p text:style-name="P23"/>
      <text:p text:style-name="P24">NOTE THAT GIVEN THIS IS A VM LAB, YOU MAY NEED TO DISABLE FIREWALLD – this is slightlyyy safer considering the host VM/hypervisor is still running a full firewalld</text:p>
      <text:p text:style-name="P33"/>
      <text:p text:style-name="P61">Add Kubernetes repos and install the key components:</text:p>
      <text:p text:style-name="P7"><text:span text:style-name="Source_20_Text">cat &lt;&lt;EOF | sudo tee /etc/yum.repos.d/kubernetes.repo</text:span></text:p>
      <text:p text:style-name="Preformatted_20_Text"><text:span text:style-name="Source_20_Text">[kubernetes]</text:span></text:p>
      <text:p text:style-name="Preformatted_20_Text"><text:span text:style-name="Source_20_Text">name=Kubernetes</text:span></text:p>
      <text:p text:style-name="Preformatted_20_Text"><text:span text:style-name="Source_20_Text">baseurl=https://pkgs.k8s.io/core:/stable:/v1.28/rpm/</text:span></text:p>
      <text:p text:style-name="Preformatted_20_Text"><text:span text:style-name="Source_20_Text">enabled=1</text:span></text:p>
      <text:p text:style-name="Preformatted_20_Text"><text:span text:style-name="Source_20_Text">gpgcheck=1</text:span></text:p>
      <text:p text:style-name="Preformatted_20_Text"><text:span text:style-name="Source_20_Text">gpgkey=https://pkgs.k8s.io/core:/stable:/v1.28/rpm/repodata/repomd.xml.key</text:span></text:p>
      <text:p text:style-name="Preformatted_20_Text"><text:span text:style-name="Source_20_Text">exclude=kubelet kubeadm kubectl cri-tools kubernetes-cni</text:span></text:p>
      <text:p text:style-name="P13"><text:span text:style-name="Source_20_Text">EOF</text:span></text:p>
      <text:p text:style-name="P34">dnf makecache</text:p>
      <text:p text:style-name="P34"/>
      <text:p text:style-name="P62">Install:</text:p>
      <text:p text:style-name="P34"><text:soft-page-break/>dnf install kubelet kubeadm kubectl –disableexcludes=kubernetes -<text:span text:style-name="T13">y</text:span></text:p>
      <text:p text:style-name="P34"/>
      <text:p text:style-name="P34">This is key now, I have removed version specifications here. Make sure those three main components have identical version numbers (they do here).</text:p>
      <text:p text:style-name="P34"/>
      <text:p text:style-name="P63">Enable and Start the Kubelet:</text:p>
      <text:p text:style-name="P8"><text:span text:style-name="Source_20_Text">systemctl enable --now kubelet.service</text:span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35"/>
      <text:h text:style-name="Heading_20_2" text:outline-level="2">Setting up your control-plane (on the master node only):</text:h>
      <text:p text:style-name="P64"/>
      <text:p text:style-name="P9"><text:span text:style-name="Source_20_Text">sudo kubeadm config images pull</text:span></text:p>
      <text:p text:style-name="P9"><text:span text:style-name="Source_20_Text">sudo kubeadm init --pod-network-cidr=10.10.0.0/16</text:span></text:p>
      <text:p text:style-name="P36"/>
      <text:p text:style-name="P37">After <text:span text:style-name="T5">init </text:span>completes you should be given instructions on how to join from a worker node.</text:p>
      <text:p text:style-name="P37"/>
      <text:p text:style-name="P17">kubeadm join 192.168.122.94:6443 --token ryqydz.eudswrgkok88u2fk \</text:p>
      <text:p text:style-name="P17"><text:tab/>--discovery-token-ca-cert-hash sha256:646332a8726ee2a86488525d86d5021370d6e80ad7c3fa4aae0eadab203158a9 </text:p>
      <text:p text:style-name="P17"/>
      <text:p text:style-name="P38">Hold onto that, we’re going to set it up so that our regular user (mike) can run kubectl commands:</text:p>
      <text:p text:style-name="P38"/>
      <text:p text:style-name="P19"><text:s text:c="2"/>mkdir -p $HOME/.kube</text:p>
      <text:p text:style-name="P19"><text:s text:c="2"/>sudo cp -i /etc/kubernetes/admin.conf $HOME/.kube/config</text:p>
      <text:p text:style-name="P19"><text:s text:c="2"/>sudo chown $(id -u):$(id -g) $HOME/.kube/config</text:p>
      <text:p text:style-name="P38"/>
      <text:p text:style-name="P39">There, should be good.</text:p>
      <text:p text:style-name="P39"/>
      <text:p text:style-name="P65">Install CNI (Calico) –<text:span text:style-name="T7"> this will enable inter-pod communication within the cluster.</text:span></text:p>
      <text:p text:style-name="P46"/>
      <text:p text:style-name="P11"><text:span text:style-name="Source_20_Text"><text:span text:style-name="T7">kubectl create -f https://raw.githubusercontent.com/projectcalico/calico/v3.26.1/manifests/tigera-operator.yaml</text:span></text:span></text:p>
      <text:p text:style-name="P22"/>
      <text:p text:style-name="P11"><text:span text:style-name="Source_20_Text"><text:span text:style-name="T7">curl https://raw.githubusercontent.com/projectcalico/calico/v3.26.1/manifests/custom-resources.yaml -O</text:span></text:span></text:p>
      <text:p text:style-name="P22"/>
      <text:p text:style-name="P10"><text:span text:style-name="Source_20_Text">sed -i 's/cidr: 192\.168\.0\.0\/16/cidr: 10.10.0.0\/16/g' custom-resources.yaml</text:span></text:p>
      <text:p text:style-name="P37"/>
      <text:p text:style-name="P10"><text:span text:style-name="Source_20_Text">kubectl create -f custom-resources.yaml</text:span></text:p>
      <text:p text:style-name="P37"/>
      <text:p text:style-name="P37"/>
      <text:p text:style-name="P40">A few minutes afterwards you’ll see your control-plane as READY!</text:p>
      <text:p text:style-name="P40"/>
      <text:p text:style-name="P20">[mike@rocky9-server1 ~]$ kubectl get nodes</text:p>
      <text:p text:style-name="P20">NAME <text:s text:c="12"/>STATUS <text:s text:c="2"/>ROLES <text:s text:c="10"/>AGE <text:s text:c="4"/>VERSION</text:p>
      <text:p text:style-name="P20">rocky9-server1 <text:s text:c="2"/>Ready <text:s text:c="3"/>control-plane <text:s text:c="2"/>3m34s <text:s text:c="2"/>v1.28.9</text:p>
      <text:h text:style-name="Heading_20_2" text:outline-level="2"><text:soft-page-break/>Join the Kubernetes Cluster (on the worker nodes only):</text:h>
      <text:p text:style-name="P38"/>
      <text:p text:style-name="P41">This <text:span text:style-name="T10">SHOULD </text:span>just need one command. Let’s see:</text:p>
      <text:p text:style-name="P41"/>
      <text:p text:style-name="P18">kubeadm join 192.168.122.94:6443 --token ryqydz.eudswrgkok88u2fk \</text:p>
      <text:p text:style-name="P18"><text:tab/>--discovery-token-ca-cert-hash sha256:646332a8726ee2a86488525d86d5021370d6e80ad7c3fa4aae0eadab203158a9</text:p>
      <text:p text:style-name="P18"/>
      <text:p text:style-name="P42">Woah!! That worked instantly. Using stable server distros is kind of really nice??</text:p>
      <text:p text:style-name="P42"/>
      <text:p text:style-name="P42"/>
      <text:h text:style-name="Heading_20_2" text:outline-level="2">Can we hello-world?!</text:h>
      <text:p text:style-name="P66"/>
      <text:p text:style-name="P43">Let’s set up our nginx example from the fedora setup.</text:p>
      <text:p text:style-name="P43"/>
      <text:p text:style-name="P21">kubectl delete networkpolicy allow-control-plane-access -n default</text:p>
      <text:p text:style-name="P21"/>
      <text:p text:style-name="P44">I needed to run the above in order to have the control-plane have access to these servers. <text:span text:style-name="T12">I think it’s working!</text:span></text:p>
      <text:p text:style-name="P44"/>
      <text:p text:style-name="P45">Delete the deployment and service now to clean up.</text:p>
      <text:p text:style-name="P45"/>
      <text:p text:style-name="P47">Does the node go away after I shut it down in kubectl get nodes..?? After a minute or so YES IT DOES!</text:p>
      <text:p text:style-name="P45"/>
      <text:p text:style-name="P48">Let’s reboot and see if everything persists when we add a new worker node:</text:p>
      <text:p text:style-name="P48"/>
      <text:p text:style-name="P49">The setup persists, all good there.</text:p>
      <text:p text:style-name="P49"/>
      <text:p text:style-name="P50">Adding a new worker node.</text:p>
      <text:p text:style-name="P50"/>
      <text:p text:style-name="P51">It all works so well!</text:p>
      <text:p text:style-name="P51"/>
      <text:p text:style-name="P51"/>
      <text:h text:style-name="P68" text:outline-level="2">Enabling the Nodes to Pull from an Insecure Image Registry:</text:h>
      <text:p text:style-name="P70">This one is probably not something you’ll do in prod, but is something we needed to work locally.</text:p>
      <text:p text:style-name="P70">Step1: On the <text:span text:style-name="T5">control-plane </text:span><text:span text:style-name="T7">we need to update the podman config to allow insecure requests, this will let us upload images from the control plane:</text:span></text:p>
      <text:p text:style-name="P70"><text:span text:style-name="T7"><text:tab/></text:span><text:span text:style-name="T8">edit</text:span><text:span text:style-name="T6"> /etc/containers/registries.conf</text:span></text:p>
      <text:p text:style-name="P70"><text:span text:style-name="T7"><text:tab/></text:span><text:span text:style-name="T11">[registries.insecure]</text:span></text:p>
      <text:p text:style-name="P71"><text:span text:style-name="T7"><text:tab/><text:tab/>registries = ['localhost:5000', '0.0.0.0:5000', '192.168.122.94:5000']</text:span></text:p>
      <text:p text:style-name="P73"><text:soft-page-break/><text:span text:style-name="T7">Then restart podman:</text:span></text:p>
      <text:p text:style-name="P73"><text:span text:style-name="T7"><text:tab/></text:span><text:span text:style-name="T11">sudo systemctl restart podman</text:span></text:p>
      <text:p text:style-name="P73"><text:span text:style-name="T11"/></text:p>
      <text:p text:style-name="P73"><text:span text:style-name="T7">On the worker nodes there is another step. You need to find </text:span><text:span text:style-name="T5">/etc/containerd/config.toml </text:span><text:span text:style-name="T7">for containerd and allow insecure registries specifically. </text:span><text:span text:style-name="T9">My registry is named “registry” on DNS (or /etc/hosts in my hacky case, soon to be described..) </text:span></text:p>
      <text:p text:style-name="P75">On each worker node:</text:p>
      <text:p text:style-name="P74">vim /etc/containerd/config.toml</text:p>
      <text:p text:style-name="P75">find the line for the cri registry, it should look like <text:span text:style-name="T10"><text:s/>[plugins."io.containerd.grpc.v1.cri".registry]</text:span></text:p>
      <text:p text:style-name="P75">Without duplicating lines (this will crash containerd on restart) make it look like:</text:p>
      <text:p text:style-name="P75"/>
      <text:p text:style-name="P72"><text:s text:c="4"/>[plugins."io.containerd.grpc.v1.cri".registry]</text:p>
      <text:p text:style-name="P72"/>
      <text:p text:style-name="P72"><text:s text:c="6"/>[plugins."io.containerd.grpc.v1.cri".registry.auths]</text:p>
      <text:p text:style-name="P72"/>
      <text:p text:style-name="P72"><text:s text:c="6"/>[plugins."io.containerd.grpc.v1.cri".registry.configs]</text:p>
      <text:p text:style-name="P72"><text:s text:c="6"/>[plugins."io.containerd.grpc.v1.cri".registry.configs."registry:5000".tls]</text:p>
      <text:p text:style-name="P72"><text:s text:c="8"/>insecure_skip_verify = true</text:p>
      <text:p text:style-name="P72"/>
      <text:p text:style-name="P72"><text:s text:c="6"/>[plugins."io.containerd.grpc.v1.cri".registry.headers]</text:p>
      <text:p text:style-name="P72"/>
      <text:p text:style-name="P72"><text:s text:c="6"/>[plugins."io.containerd.grpc.v1.cri".registry.mirrors]</text:p>
      <text:p text:style-name="P72"><text:s text:c="6"/>[plugins."io.containerd.grpc.v1.cri".registry.mirrors."registry:5000"]</text:p>
      <text:p text:style-name="P72"><text:s text:c="8"/>endpoint = ["http://registry:5000"]</text:p>
      <text:p text:style-name="P75"/>
      <text:p text:style-name="P75">Note that the above works because on my kubernetes cluster my registry is just named “registry” and its hosted on port 5000.</text:p>
      <text:p text:style-name="P76">Save it then just:</text:p>
      <text:p text:style-name="P76"><text:tab/><text:span text:style-name="T10">systemctl restart containerd</text:span></text:p>
      <text:p text:style-name="P76"/>
      <text:p text:style-name="P77">And holy cow we have it! We can use a local registry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8:35:12.118666924</meta:creation-date>
    <dc:date>2024-04-28T22:55:25.718472202</dc:date>
    <meta:editing-duration>PT1H32M1S</meta:editing-duration>
    <meta:editing-cycles>59</meta:editing-cycles>
    <meta:generator>LibreOffice/7.1.8.1$Linux_X86_64 LibreOffice_project/10$Build-1</meta:generator>
    <meta:document-statistic meta:table-count="0" meta:image-count="0" meta:object-count="0" meta:page-count="5" meta:paragraph-count="133" meta:word-count="861" meta:character-count="7095" meta:non-whitespace-character-count="6215"/>
  </office:meta>
</office:document-meta>
</file>